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526d7" officeooo:paragraph-rsid="001526d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4a192" officeooo:paragraph-rsid="0014a19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0b78" officeooo:paragraph-rsid="00160b7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35e2c" officeooo:paragraph-rsid="00135e2c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4a192" officeooo:paragraph-rsid="0014a192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26d7" officeooo:paragraph-rsid="001526d7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26d7" officeooo:paragraph-rsid="001d77eb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be7b1" officeooo:paragraph-rsid="001be7b1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d77eb" officeooo:paragraph-rsid="001d77eb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8eb97" officeooo:paragraph-rsid="0018eb97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da1a4" officeooo:paragraph-rsid="001da1a4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3f4b" officeooo:paragraph-rsid="00153f4b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7023" officeooo:paragraph-rsid="00157023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60b78" officeooo:paragraph-rsid="00160b78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216cc4" officeooo:paragraph-rsid="00216cc4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22ae5f" officeooo:paragraph-rsid="0022ae5f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232588" officeooo:paragraph-rsid="00232588" style:font-size-asian="10.5pt" style:font-weight-asian="normal" style:font-size-complex="12pt" style:font-weight-complex="normal"/>
    </style:style>
    <style:style style:name="T1" style:family="text">
      <style:text-properties officeooo:rsid="0018eb97"/>
    </style:style>
    <style:style style:name="T2" style:family="text">
      <style:text-properties officeooo:rsid="001d77e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aliza danych giełdowych przy pomocy narzędzi dostępnych w pakiecie scikit-learn</text:p>
      <text:p text:style-name="P4"/>
      <text:p text:style-name="P5">Plan ramowy</text:p>
      <text:p text:style-name="P5"/>
      <text:p text:style-name="P5"/>
      <text:list xml:id="list4937739630734912337" text:style-name="L1">
        <text:list-item>
          <text:p text:style-name="P6">Wstęp</text:p>
          <text:list>
            <text:list-item>
              <text:p text:style-name="P6">Cel i zakres pracy</text:p>
            </text:list-item>
            <text:list-item>
              <text:p text:style-name="P6">Krótkie przedstawienie aplikacji</text:p>
            </text:list-item>
          </text:list>
        </text:list-item>
      </text:list>
      <text:p text:style-name="P2"/>
      <text:list xml:id="list173943433594405" text:continue-numbering="true" text:style-name="L1">
        <text:list-item>
          <text:p text:style-name="P7">Analiza danych statystycznych</text:p>
          <text:list>
            <text:list-item>
              <text:p text:style-name="P9">Rynki finansowe</text:p>
            </text:list-item>
            <text:list-item>
              <text:p text:style-name="P10">Ekonometria i metody analizy danych finansowych</text:p>
              <text:list>
                <text:list-item>
                  <text:p text:style-name="P11">Analiza <text:span text:style-name="T2">techniczna</text:span></text:p>
                </text:list-item>
                <text:list-item>
                  <text:p text:style-name="P8">Analiza <text:span text:style-name="T1">fundamentalna</text:span></text:p>
                </text:list-item>
              </text:list>
            </text:list-item>
            <text:list-item>
              <text:p text:style-name="P7">Statystyczne metody analizy danych</text:p>
              <text:list>
                <text:list-item>
                  <text:p text:style-name="P10">Klasyfikacja</text:p>
                </text:list-item>
                <text:list-item>
                  <text:p text:style-name="P16">Regresja</text:p>
                </text:list-item>
              </text:list>
            </text:list-item>
          </text:list>
        </text:list-item>
      </text:list>
      <text:p text:style-name="P1"/>
      <text:list xml:id="list173942346321483" text:continue-numbering="true" text:style-name="L1">
        <text:list-item>
          <text:p text:style-name="P12">Zastosowanie języka programowania Python w analizie rynków finansowych</text:p>
          <text:list>
            <text:list-item>
              <text:p text:style-name="P17">Python w obliczeniach analitycznych</text:p>
            </text:list-item>
            <text:list-item>
              <text:p text:style-name="P18">Popularne pakiety analityczne języka Python</text:p>
            </text:list-item>
            <text:list-item>
              <text:p text:style-name="P18">Pakiet scikit-learn</text:p>
              <text:list>
                <text:list-item>
                  <text:p text:style-name="P13">Analiza regresji w pakiecie scikit-learn</text:p>
                </text:list-item>
                <text:list-item>
                  <text:p text:style-name="P17">Klasyfikacja w pakiecie scikit-learn</text:p>
                </text:list-item>
              </text:list>
            </text:list-item>
          </text:list>
        </text:list-item>
      </text:list>
      <text:p text:style-name="P1"/>
      <text:list xml:id="list173943715979983" text:continue-numbering="true" text:style-name="L1">
        <text:list-item>
          <text:p text:style-name="P13">Przedstawienie aplikacji</text:p>
          <text:list>
            <text:list-item>
              <text:p text:style-name="P14">Podstawowe założenia</text:p>
            </text:list-item>
            <text:list-item>
              <text:p text:style-name="P15">Zastosowane pakiety Pythona</text:p>
              <text:list>
                <text:list-item>
                  <text:p text:style-name="P15">Kivy</text:p>
                </text:list-item>
                <text:list-item>
                  <text:p text:style-name="P15">Matplotlib</text:p>
                </text:list-item>
                <text:list-item>
                  <text:p text:style-name="P15">Scikit-learn</text:p>
                </text:list-item>
                <text:list-item>
                  <text:p text:style-name="P15">Pandas</text:p>
                </text:list-item>
                <text:list-item>
                  <text:p text:style-name="P15">SqlAlchemy</text:p>
                </text:list-item>
              </text:list>
            </text:list-item>
            <text:list-item>
              <text:p text:style-name="P15">Opis funkcjonalności aplikacji</text:p>
              <text:list>
                <text:list-item>
                  <text:p text:style-name="P15">Okno opcji</text:p>
                </text:list-item>
                <text:list-item>
                  <text:p text:style-name="P15">Okno analizy regresji</text:p>
                </text:list-item>
              </text:list>
            </text:list-item>
            <text:list-item>
              <text:p text:style-name="P15">Diagram UML</text:p>
            </text:list-item>
            <text:list-item>
              <text:p text:style-name="P15">Opis wyników obliczeń</text:p>
            </text:list-item>
          </text:list>
        </text:list-item>
      </text:list>
      <text:p text:style-name="P3"/>
      <text:list xml:id="list173942423062753" text:continue-numbering="true" text:style-name="L1">
        <text:list-item>
          <text:p text:style-name="P15">Wyniki działania aplikacji</text:p>
        </text:list-item>
        <text:list-item>
          <text:p text:style-name="P15">Wnioski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1:21:15.476319939</meta:creation-date>
    <meta:generator>LibreOffice/5.1.4.2$Linux_X86_64 LibreOffice_project/10m0$Build-2</meta:generator>
    <dc:date>2017-12-05T17:39:01.345481158</dc:date>
    <meta:editing-duration>PT2H51M58S</meta:editing-duration>
    <meta:editing-cycles>16</meta:editing-cycles>
    <meta:document-statistic meta:table-count="0" meta:image-count="0" meta:object-count="0" meta:page-count="1" meta:paragraph-count="34" meta:word-count="130" meta:character-count="955" meta:non-whitespace-character-count="891"/>
  </office:meta>
</office:document-meta>
</file>